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AR PL UMing TW MBE" svg:font-family="'AR PL UMing TW MB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Japanese" svg:font-family="'Droid Sans Japanese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fo:min-height="2.506cm"/>
    </style:style>
    <style:style style:name="pr2" style:family="presentation" style:parent-style-name="預設-notes">
      <style:graphic-properties draw:fill-color="#ffffff" fo:min-height="13.364cm"/>
    </style:style>
    <style:style style:name="co1" style:family="table-column">
      <style:table-column-properties style:column-width="4.798cm" style:use-optimal-column-width="false"/>
    </style:style>
    <style:style style:name="co2" style:family="table-column">
      <style:table-column-properties style:column-width="4.805cm" style:use-optimal-column-width="false"/>
    </style:style>
    <style:style style:name="ro1" style:family="table-row">
      <style:table-row-properties style:row-height="2.201cm"/>
    </style:style>
    <style:style style:name="ro2" style:family="table-row">
      <style:table-row-properties style:row-height="2.066cm"/>
    </style:style>
    <style:style style:name="ro3" style:family="table-row">
      <style:table-row-properties style:row-height="2.107cm"/>
    </style:style>
    <style:style style:name="ro4" style:family="table-row">
      <style:table-row-properties style:row-height="2.067cm"/>
    </style:style>
    <style:style style:name="ce1" style:family="table-cell">
      <loext:graphic-properties draw:fill-color="#0084d1" style:repeat="repeat" draw:textarea-vertical-align="middle"/>
      <style:paragraph-properties fo:margin-top="0.2cm" fo:margin-bottom="0.2cm" fo:text-align="center" fo:border="0.71pt solid #000000"/>
      <style:text-properties fo:font-size="18pt" style:font-size-asian="18pt" style:font-size-complex="18pt"/>
    </style:style>
    <style:style style:name="ce2" style:family="table-cell">
      <loext:graphic-properties draw:fill-color="#0084d1" style:repeat="repeat" draw:textarea-vertical-align="middle"/>
      <style:paragraph-properties fo:margin-top="0cm" fo:margin-bottom="0cm" fo:text-align="center" fo:border="0.71pt solid #000000"/>
      <style:text-properties fo:color="#ffffff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-color="#0084d1" style:repeat="repeat" draw:textarea-vertical-align="middle"/>
      <style:paragraph-properties fo:margin-top="0.2cm" fo:margin-bottom="0.2cm" fo:text-align="center" fo:border="0.71pt solid #000000"/>
      <style:text-properties fo:color="#ffffff"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-color="#ffffff" style:repeat="repeat" draw:textarea-vertical-align="middle"/>
      <style:paragraph-properties fo:margin-top="0.2cm" fo:margin-bottom="0.2cm" fo:text-align="center" fo:border="0.71pt solid #000000"/>
      <style:text-properties style:font-name="AR PL UKai TW" fo:font-size="22pt" fo:font-weight="bold" style:font-name-asian="AR PL UKai TW" style:font-size-asian="22pt" style:font-weight-asian="bold" style:font-size-complex="22pt" style:font-weight-complex="bold"/>
    </style:style>
    <style:style style:name="ce5" style:family="table-cell">
      <loext:graphic-properties draw:fill-color="#ffffff" style:repeat="repeat" draw:textarea-vertical-align="middle"/>
      <style:paragraph-properties fo:margin-top="0.2cm" fo:margin-bottom="0.2cm" fo:text-align="center" fo:border="0.71pt solid #000000"/>
      <style:text-properties style:font-name="AR PL UKai TW" fo:font-size="22pt" style:font-name-asian="AR PL UKai TW" style:font-size-asian="22pt" style:font-size-complex="22pt"/>
    </style:style>
    <style:style style:name="ce6" style:family="table-cell">
      <loext:graphic-properties draw:fill-color="#ffffff" style:repeat="repeat" draw:textarea-vertical-align="middle"/>
      <style:paragraph-properties fo:margin-top="0.2cm" fo:margin-bottom="0.2cm" fo:text-align="center" fo:border="0.71pt solid #000000"/>
      <style:text-properties fo:color="#cc0000" style:font-name="AR PL UKai TW" fo:font-size="22pt" fo:font-weight="bold" style:font-name-asian="AR PL UKai TW" style:font-size-asian="22pt" style:font-weight-asian="bold" style:font-size-complex="22pt" style:font-weight-complex="bold"/>
    </style:style>
    <style:style style:name="P1" style:family="paragraph">
      <style:text-properties fo:font-size="40pt" fo:text-shadow="1pt 1pt" fo:font-weight="bold" style:font-size-asian="40pt" style:font-weight-asian="bold" style:font-size-complex="40pt" style:font-weight-complex="bold"/>
    </style:style>
    <style:style style:name="P2" style:family="paragraph">
      <style:paragraph-properties fo:margin-top="0cm" fo:margin-bottom="0cm"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margin-top="0.2cm" fo:margin-bottom="0.2cm"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margin-top="0.2cm" fo:margin-bottom="0.2cm" fo:text-align="center"/>
      <style:text-properties style:font-name="AR PL UKai TW" fo:font-size="22pt" fo:font-weight="bold" style:font-name-asian="AR PL UKai TW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style:font-name="AR PL UKai TW" fo:font-size="22pt" fo:font-weight="bold" style:font-name-asian="AR PL UKai TW" style:font-size-asian="22pt" style:font-weight-asian="bold" style:font-size-complex="22pt" style:font-weight-complex="bold"/>
    </style:style>
    <style:style style:name="P6" style:family="paragraph">
      <style:paragraph-properties fo:text-align="center"/>
      <style:text-properties style:font-name="AR PL UKai TW" fo:font-size="22pt" style:font-name-asian="AR PL UKai TW" style:font-size-asian="22pt" style:font-size-complex="22pt"/>
    </style:style>
    <style:style style:name="P7" style:family="paragraph">
      <style:text-properties fo:color="#cc0000" style:font-name="Droid Sans Japanese" fo:font-size="22pt" fo:text-shadow="none" fo:font-weight="bold" style:font-name-asian="Droid Sans Japanese" style:font-size-asian="22pt" style:font-weight-asian="bold" style:font-size-complex="22pt" style:font-weight-complex="bold"/>
    </style:style>
    <style:style style:name="P8" style:family="paragraph">
      <loext:graphic-properties draw:fill-color="#ffffff"/>
    </style:style>
    <style:style style:name="T1" style:family="text">
      <style:text-properties style:font-name="AR PL UKai TW" fo:font-size="40pt" fo:text-shadow="1pt 1pt" fo:font-weight="bold" style:font-name-asian="AR PL UKai TW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c0000" fo:font-weight="bold" style:font-weight-asian="bold" style:font-weight-complex="bold"/>
    </style:style>
    <style:style style:name="T4" style:family="text">
      <style:text-properties fo:color="#cc0000" style:font-name="Droid Sans Japanese" fo:font-size="22pt" fo:text-shadow="none" fo:font-weight="bold" style:font-name-asian="Droid Sans Japanese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text-style-name="P1" draw:layer="layout" svg:width="19.2cm" svg:height="2.506cm" svg:x="4.4cm" svg:y="1.9cm" presentation:class="title" presentation:user-transformed="true">
          <draw:text-box>
            <text:p text:style-name="P1"><text:span text:style-name="T1">門診時間異動公告</text:span></text:p>
          </draw:text-box>
        </draw:frame>
        <draw:frame draw:style-name="standard" draw:layer="layout" svg:width="19.198cm" svg:height="8.44cm" svg:x="4.401cm" svg:y="4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2">12/31</text:p>
                <text:p text:style-name="P2">(四)</text:p>
              </table:table-cell>
              <table:table-cell>
                <text:p text:style-name="P2">1/1</text:p>
                <text:p text:style-name="P2">(五)</text:p>
              </table:table-cell>
              <table:table-cell>
                <text:p text:style-name="P2">1 / 2</text:p>
                <text:p text:style-name="P2">(六) </text:p>
              </table:table-cell>
            </table:table-row>
            <table:table-row table:style-name="ro2" table:default-cell-style-name="ce4">
              <table:table-cell table:style-name="ce3">
                <text:p text:style-name="P3">08:30</text:p>
                <text:p text:style-name="P3">12:00</text:p>
              </table:table-cell>
              <table:table-cell>
                <text:p text:style-name="P4"><text:span text:style-name="T2">正常門診</text:span></text:p>
              </table:table-cell>
              <table:table-cell>
                <text:p text:style-name="P5"><text:span text:style-name="T3">休 <text:s/>診</text:span></text:p>
              </table:table-cell>
              <table:table-cell table:style-name="ce5">
                <text:p text:style-name="P6"><text:span text:style-name="T2">正常門診</text:span></text:p>
              </table:table-cell>
            </table:table-row>
            <table:table-row table:style-name="ro3">
              <table:table-cell table:style-name="ce3">
                <text:p text:style-name="P3">14:30</text:p>
                <text:p text:style-name="P3">18:00</text:p>
              </table:table-cell>
              <table:table-cell table:style-name="ce6">
                <text:p text:style-name="P5"><text:span text:style-name="T3">休 <text:s/>診</text:span></text:p>
              </table:table-cell>
              <table:table-cell table:style-name="ce4">
                <text:p text:style-name="P5"><text:span text:style-name="T3">休 <text:s/>診</text:span></text:p>
              </table:table-cell>
              <table:table-cell table:style-name="ce5">
                <text:p text:style-name="P6"><text:span text:style-name="T2">正常門診</text:span></text:p>
              </table:table-cell>
            </table:table-row>
            <table:table-row table:style-name="ro4" table:default-cell-style-name="ce4">
              <table:table-cell table:style-name="ce3">
                <text:p text:style-name="P3">18:30</text:p>
                <text:p text:style-name="P3">21:30</text:p>
              </table:table-cell>
              <table:table-cell>
                <text:p text:style-name="P5"><text:span text:style-name="T3">休 <text:s/>診</text:span></text:p>
              </table:table-cell>
              <table:table-cell>
                <text:p text:style-name="P5"><text:span text:style-name="T3">休 <text:s/>診</text:span></text:p>
              </table:table-cell>
              <table:table-cell>
                <text:p text:style-name="P5"><text:span text:style-name="T3">休 <text:s/>診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text-style-name="P7" draw:layer="layout" svg:width="19.2cm" svg:height="2.506cm" svg:x="4.401cm" svg:y="12.999cm" presentation:class="title" presentation:user-transformed="true">
          <draw:text-box>
            <text:p text:style-name="P7"><text:span text:style-name="T4">2</text:span><text:span text:style-name="T4">月</text:span><text:span text:style-name="T4">6</text:span><text:span text:style-name="T4">日（六）～</text:span><text:span text:style-name="T4">2</text:span><text:span text:style-name="T4">月</text:span><text:span text:style-name="T4">14</text:span><text:span text:style-name="T4">日（日）休診</text:span></text:p>
            <text:p text:style-name="P7"><text:span text:style-name="T4">2</text:span><text:span text:style-name="T4">月</text:span><text:span text:style-name="T4">15</text:span><text:span text:style-name="T4">日</text:span><text:span text:style-name="T4">(</text:span><text:span text:style-name="T4">一）起正常看診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AR PL UMing TW MBE" svg:font-family="'AR PL UMing TW MB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Japanese" svg:font-family="'Droid Sans Japanese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Fallback" style:font-family-complex="'Droid Sans Fallback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6T22:57:05.120552185</meta:creation-date>
    <dc:date>2015-12-26T23:32:28.016973924</dc:date>
    <meta:editing-duration>PT35M23S</meta:editing-duration>
    <meta:editing-cycles>1</meta:editing-cycles>
    <meta:document-statistic meta:object-count="26"/>
    <meta:generator>LibreOffice/5.0.2.2$Linux_X86_64 LibreOffice_project/00m0$Build-2</meta:generator>
  </office:meta>
</office:document-meta>
</file>